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Circle" draw:marker-start-width="0.25cm" draw:marker-end="Arrow" draw:marker-end-width="0.2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954cm" svg:y="10.028cm">
          <text:p/>
        </draw:rect>
        <draw:rect draw:style-name="gr2" draw:layer="layout" svg:width="2.048cm" svg:height="0.952cm" svg:x="6.492cm" svg:y="10.028cm">
          <text:p text:style-name="P1">null</text:p>
        </draw:rect>
        <draw:rect draw:style-name="gr2" draw:layer="layout" svg:width="2.048cm" svg:height="0.952cm" svg:x="6.492cm" svg:y="10.981cm">
          <text:p text:style-name="P1">null</text:p>
        </draw:rect>
        <draw:rect draw:style-name="gr2" draw:layer="layout" svg:width="2.048cm" svg:height="0.952cm" svg:x="6.492cm" svg:y="11.934cm">
          <text:p text:style-name="P1">null</text:p>
        </draw:rect>
        <draw:line draw:style-name="gr3" draw:text-style-name="P2" draw:layer="layout" svg:x1="3.991cm" svg:y1="10.504cm" svg:x2="6.479cm" svg:y2="10.504cm">
          <text:p/>
        </draw:line>
        <draw:frame draw:style-name="gr4" draw:layer="layout" svg:width="0.492cm" svg:height="1.025cm" svg:x="2.359cm" svg:y="9.473cm">
          <draw:text-box>
            <text:p text:style-name="P1"><text:s/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3-10-31T17:38:34</meta:creation-date>
    <dc:date>2003-11-03T00:32:28</dc:date>
    <dc:language>fr-BE</dc:language>
    <meta:editing-cycles>2</meta:editing-cycles>
    <meta:editing-duration>PT4M11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